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Manager.getFon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setup( FontInfo fontInfo , FontCollection [ ] fontColle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Manager.getReferencedFonts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getFon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Fo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setReferencedFontsMatcher( FontTriplet . 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createMinimalFo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Manager.us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setUseCache( boolean use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tManager.setFontSubstitutions( FontSubstitutions substitu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setFontBaseURL( String font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isBase14Kern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getFontSubstitu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Manager.setBase14KerningEnabl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.resolve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